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list-style-name="">
      <style:paragraph-properties fo:margin-left="0.25in" fo:margin-right="0in" fo:text-indent="-0.25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list-style-name="">
      <style:paragraph-properties fo:margin-left="0.25in" fo:margin-right="0in" fo:text-indent="-0.25in" style:auto-text-indent="false" style:text-autospace="none">
        <style:tab-stops/>
      </style:paragraph-properties>
    </style:style>
    <style:style style:name="P5" style:family="paragraph" style:parent-style-name="Title" style:master-page-name="Standard">
      <style:paragraph-properties style:page-number="auto"/>
    </style:style>
    <style:style style:name="T1" style:family="text">
      <style:text-properties style:use-window-font-color="true" style:font-name="Times New Roman" fo:font-size="12pt" style:font-name-asian="Georgia" style:font-size-asian="12pt" style:font-name-complex="Georgia" style:font-size-complex="12pt"/>
    </style:style>
    <style:style style:name="T2" style:family="text">
      <style:text-properties style:use-window-font-color="true" style:font-name="Times New Roman" fo:font-size="12pt" fo:font-style="normal" style:font-name-asian="Georgia" style:font-size-asian="12pt" style:font-style-asian="normal" style:font-name-complex="Georgia" style:font-size-complex="12pt" style:font-style-complex="normal"/>
    </style:style>
    <style:style style:name="T3" style:family="text">
      <style:text-properties style:use-window-font-color="true"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4" style:family="text">
      <style:text-properties style:use-window-font-color="true"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5" style:family="text">
      <style:text-properties style:use-window-font-color="true" style:font-name="Times New Roman" fo:font-size="12pt" fo:font-style="normal" style:text-underline-style="solid" style:text-underline-width="auto" style:text-underline-color="font-color" style:font-name-asian="Georgia" style:font-size-asian="12pt" style:font-style-asian="normal" style:font-name-complex="Georgia" style:font-size-complex="12pt" style:font-style-complex="normal"/>
    </style:style>
    <style:style style:name="T6" style:family="text">
      <style:text-properties fo:color="#808080" style:font-name="Times New Roman" fo:font-size="12pt" fo:font-style="italic" style:font-name-asian="Georgia" style:font-size-asian="12pt" style:font-style-asian="italic" style:font-name-complex="Georgia" style:font-size-complex="12pt" style:font-style-complex="italic"/>
    </style:style>
    <style:style style:name="T7" style:family="text">
      <style:text-properties style:font-name-asian="Georgia" style:font-name-complex="Georgia"/>
    </style:style>
    <style:style style:name="T8" style:family="text">
      <style:text-properties fo:font-style="normal" style:font-name-asian="Georgia" style:font-style-asian="normal" style:font-name-complex="Georgia" style:font-style-complex="normal"/>
    </style:style>
    <style:style style:name="T9" style:family="text">
      <style:text-properties fo:font-style="normal" fo:font-weight="bold" style:font-name-asian="Georgia" style:font-style-asian="normal" style:font-weight-asian="bold" style:font-name-complex="Georgia" style:font-style-complex="normal" style:font-weight-complex="bold"/>
    </style:style>
    <style:style style:name="T10" style:family="text">
      <style:text-properties fo:font-weight="bold" style:font-weight-asian="bold" style:font-weight-complex="bold"/>
    </style:style>
    <style:style style:name="T11"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Street Called Easy</text:p>
      <text:p text:style-name="P1"/>
      <text:p text:style-name="Standard"><text:span text:style-name="T10">Read:</text:span> Matthew 9:37-38</text:p>
      <text:p text:style-name="Standard"><text:s text:c="2"/></text:p>
      <text:p text:style-name="Standard"><text:span text:style-name="T10">Text:</text:span> <text:span text:style-name="T11">John 9:4 <text:s/>“I must work the works of him that sent me, while it is <text:s/><text:tab/> <text:s text:c="13"/>day: the night cometh, when no man can work.” </text:span></text:p>
      <text:p text:style-name="Standard"><text:span text:style-name="T11"/></text:p>
      <text:p text:style-name="Standard"><text:span text:style-name="T10">Introduction:</text:span> In Carefree Arizona there is a street named Easy Street.</text:p>
      <text:p text:style-name="Standard">Wouldn't you like to live there? A city called Carefree and a street called easy. When you and I think of it we need to ask ourselves: Where in the Bible do we read about God assigning us an easy task? <text:s/>Which of the hero's in the scripture prevailed over their enemies without opposition?</text:p>
      <text:p text:style-name="Standard"><text:s text:c="2"/>It is natural for any of us to take the easiest path but there is no easy path in service of our King. Our enemy is wise enough to plant landmines along the path that looks the most inviting. </text:p>
      <text:p text:style-name="Standard"><text:span text:style-name="T10">Easy Streets are accident free for they lead to a dead end.</text:span> Let's face it: accidents happen where there is the greatest flow of traffic. The greatest flow of traffic is on roads that lead either to a place of labor or pleasure. In Psalm 78:9 We read: “<text:span text:style-name="T1">The children of Ephraim, </text:span><text:span text:style-name="T6">being</text:span><text:span text:style-name="T2"> armed, </text:span><text:span text:style-name="T6">and</text:span><text:span text:style-name="T2"> carrying bows, turned back in the day of battle.” When the children of Ephraim realized that they were not on Easy Street they turned around and left the field of battle. This morning; I am concern-ed that you and I could do the same. </text:span></text:p>
      <text:p text:style-name="P2"><text:span text:style-name="T10">Easy Street focuses on backdrops, technology, and glamour. </text:span>On Easy Street we are all about the window dressing, color matching and ambiance of the moment. There are extensive efforts put into the movie set, the lighting is set up by professionals, costumes are care-fully arranged and lines are scripted for the pleasure of the customers. At the end of the show a standing ovation is what we are pleased with. </text:p>
      <text:p text:style-name="Standard"><text:span text:style-name="T4">Pastors are proud to say that in keeping with the times they have re-moved the pulpit and replaced it with a stool and wireless mike. They have ditched the suit and tie for jeans and a casual shirt. The choir has been replaced with singers with scraggly hair and ragged clothes. The organ and piano are replaced with keyboard, guitars and drums. The sermon is replaced with a religious pep talk and no one goes home with a guilty conscience. <text:s text:c="67"/></text:span><text:span text:style-name="T3">Easy Street for the church may make people happy; but will it</text:span></text:p>
      <text:p text:style-name="Standard"><text:span text:style-name="T3">make them holy?</text:span><text:span text:style-name="T2"> There are many churches faced with declining attendance that are desperately trying to fill up the pews. The problem is that many of us are experienced in the secular business world and are adapting the business model rather than the Bible model. We are faced with pressure to “make the customer happy” and we have come to view the community as our customer. </text:span><text:span text:style-name="T5">Rather than try to win them to Christ we are busy trying to win them to the church.</text:span><text:span text:style-name="T2"> Some churches take the convenience store model and try to stock their shelves with something for everyone's taste. Others bring in customer service experts who try to adjust the music volume and type of music to attract and keep more customers. Some rely on special events or beautiful advertising posters. Some bring in the famous and popular to woo those inside who wouldn't usually come to church at all and hope that </text:span></text:p>
      <text:p text:style-name="Standard"><text:span text:style-name="T2">they will find a reason to return. Some of these ideas do work and some may even find salvation as a result. The problem is that we cater to peoples wants rather than their needs and they normally don't want what they really need. The alcoholic wants a drink. The student wants a lighter course load. The diabetic wants more sugar. And the sinner wants more pleasure form his or her sin. What we need is ordinarily a contrast to what we want.</text:span></text:p>
      <text:p text:style-name="P2"><text:span text:style-name="T9">Easy Street tends to equate feeling with rebirth.</text:span><text:span text:style-name="T8"> Many of the mes-sages on easy street refer to positivism as a way of relieving guilt and depression rather than repentance from sin. Many pastors are like a doctor who knows a patient is suffering from a dread disease and pre-scribes a pain killer rather than the cure. They believe that they are a success because the congregation feels better even though not one lost individual is converted from sin. </text:span></text:p>
      <text:p text:style-name="P3"><text:span text:style-name="T10">Conclude:</text:span> In <text:span text:style-name="T7">Galatians 6:9 we read: “And let us not be weary in well</text:span></text:p>
      <text:p text:style-name="P3"><text:span text:style-name="T7">doing: for in due season we shall reap, if we faint not.” The church of </text:span></text:p>
      <text:p text:style-name="P3"><text:span text:style-name="T7">Jesus Christ is not located on Easy Street. Serving Christ is not an easy</text:span></text:p>
      <text:p text:style-name="P3"><text:span text:style-name="T7">business. When the work is done correctly it involves stretching some</text:span></text:p>
      <text:p text:style-name="P3"><text:span text:style-name="T7">muscles that haven't been used for awhile. Sometimes we are asked to </text:span></text:p>
      <text:p text:style-name="P3"><text:span text:style-name="T7">do things that involve getting dirty and or our stuff getting broken or</text:span></text:p>
      <text:p text:style-name="P4"><text:span text:style-name="T11">dirty as well. Serving God places us anyplace but Easy Street. </text:span><text:span text:style-name="T2">Soldiers</text:span></text:p>
      <text:p text:style-name="P4"><text:span text:style-name="T2">will tell you that there comes a time in battle when the bullets are fly-</text:span></text:p>
      <text:p text:style-name="P4"><text:span text:style-name="T2">ing overhead and your buddy has been struck down beside you that </text:span></text:p>
      <text:p text:style-name="P4"><text:span text:style-name="T2">most soldiers face the temptation to run away as fast as they can. The </text:span></text:p>
      <text:p text:style-name="P4"><text:span text:style-name="T2">call to serve is not a call to the easy life but it leads to the blessed life.</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Tice</meta:initial-creator>
    <meta:creation-date>2006-07-29T20:37:00</meta:creation-date>
    <dc:creator>Joel  Tice</dc:creator>
    <dc:date>2016-05-14T11:39:42.62</dc:date>
    <meta:editing-cycles>115</meta:editing-cycles>
    <meta:editing-duration>PT20H52M54S</meta:editing-duration>
    <meta:generator>OpenOffice/4.1.2$Win32 OpenOffice.org_project/412m3$Build-9782</meta:generator>
    <meta:document-statistic meta:table-count="0" meta:image-count="0" meta:object-count="0" meta:page-count="1" meta:paragraph-count="24" meta:word-count="864" meta:character-count="4796"/>
  </office:meta>
</office:document-meta>
</file>